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unts_truck_in_per_day" table:style-name="ta1">
        <table:table-column table:style-name="co1" table:default-cell-style-name="Default"/>
        <table:table-column table:style-name="co2" table:number-columns-repeated="27" table:default-cell-style-name="Default"/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3070" calcext:value-type="float">
            <text:p>13070</text:p>
          </table:table-cell>
          <table:table-cell office:value-type="float" office:value="13071" calcext:value-type="float">
            <text:p>13071</text:p>
          </table:table-cell>
          <table:table-cell office:value-type="float" office:value="13072" calcext:value-type="float">
            <text:p>13072</text:p>
          </table:table-cell>
          <table:table-cell office:value-type="float" office:value="13073" calcext:value-type="float">
            <text:p>13073</text:p>
          </table:table-cell>
          <table:table-cell office:value-type="float" office:value="13074" calcext:value-type="float">
            <text:p>13074</text:p>
          </table:table-cell>
          <table:table-cell office:value-type="float" office:value="13075" calcext:value-type="float">
            <text:p>13075</text:p>
          </table:table-cell>
          <table:table-cell office:value-type="float" office:value="13076" calcext:value-type="float">
            <text:p>13076</text:p>
          </table:table-cell>
          <table:table-cell office:value-type="float" office:value="13077" calcext:value-type="float">
            <text:p>13077</text:p>
          </table:table-cell>
          <table:table-cell office:value-type="float" office:value="13078" calcext:value-type="float">
            <text:p>13078</text:p>
          </table:table-cell>
          <table:table-cell office:value-type="float" office:value="13079" calcext:value-type="float">
            <text:p>13079</text:p>
          </table:table-cell>
          <table:table-cell office:value-type="float" office:value="13080" calcext:value-type="float">
            <text:p>13080</text:p>
          </table:table-cell>
          <table:table-cell office:value-type="float" office:value="13081" calcext:value-type="float">
            <text:p>13081</text:p>
          </table:table-cell>
          <table:table-cell office:value-type="float" office:value="13082" calcext:value-type="float">
            <text:p>13082</text:p>
          </table:table-cell>
          <table:table-cell office:value-type="float" office:value="13086" calcext:value-type="float">
            <text:p>13086</text:p>
          </table:table-cell>
          <table:table-cell office:value-type="float" office:value="13345" calcext:value-type="float">
            <text:p>13345</text:p>
          </table:table-cell>
          <table:table-cell office:value-type="float" office:value="13346" calcext:value-type="float">
            <text:p>13346</text:p>
          </table:table-cell>
          <table:table-cell office:value-type="float" office:value="13347" calcext:value-type="float">
            <text:p>13347</text:p>
          </table:table-cell>
          <table:table-cell office:value-type="float" office:value="13348" calcext:value-type="float">
            <text:p>13348</text:p>
          </table:table-cell>
          <table:table-cell office:value-type="float" office:value="13350" calcext:value-type="float">
            <text:p>13350</text:p>
          </table:table-cell>
          <table:table-cell office:value-type="float" office:value="13434" calcext:value-type="float">
            <text:p>13434</text:p>
          </table:table-cell>
          <table:table-cell office:value-type="float" office:value="13435" calcext:value-type="float">
            <text:p>13435</text:p>
          </table:table-cell>
          <table:table-cell office:value-type="float" office:value="13436" calcext:value-type="float">
            <text:p>13436</text:p>
          </table:table-cell>
          <table:table-cell office:value-type="float" office:value="13437" calcext:value-type="float">
            <text:p>13437</text:p>
          </table:table-cell>
          <table:table-cell office:value-type="float" office:value="13438" calcext:value-type="float">
            <text:p>13438</text:p>
          </table:table-cell>
          <table:table-cell office:value-type="float" office:value="13444" calcext:value-type="float">
            <text:p>13444</text:p>
          </table:table-cell>
          <table:table-cell office:value-type="float" office:value="13446" calcext:value-type="float">
            <text:p>13446</text:p>
          </table:table-cell>
        </table:table-row>
        <table:table-row table:style-name="ro1">
          <table:table-cell office:value-type="float" office:value="20200101" calcext:value-type="float">
            <text:p>20200101</text:p>
          </table:table-cell>
          <table:table-cell table:formula="of:=SUM([.C2:.AB2])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102" calcext:value-type="float">
            <text:p>20200102</text:p>
          </table:table-cell>
          <table:table-cell table:formula="of:=SUM([.C3:.AB3])"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0103" calcext:value-type="float">
            <text:p>20200103</text:p>
          </table:table-cell>
          <table:table-cell table:formula="of:=SUM([.C4:.AB4])"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0104" calcext:value-type="float">
            <text:p>20200104</text:p>
          </table:table-cell>
          <table:table-cell table:formula="of:=SUM([.C5:.AB5])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105" calcext:value-type="float">
            <text:p>20200105</text:p>
          </table:table-cell>
          <table:table-cell table:formula="of:=SUM([.C6:.AB6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106" calcext:value-type="float">
            <text:p>20200106</text:p>
          </table:table-cell>
          <table:table-cell table:formula="of:=SUM([.C7:.AB7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00107" calcext:value-type="float">
            <text:p>20200107</text:p>
          </table:table-cell>
          <table:table-cell table:formula="of:=SUM([.C8:.AB8])"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0108" calcext:value-type="float">
            <text:p>20200108</text:p>
          </table:table-cell>
          <table:table-cell table:formula="of:=SUM([.C9:.AB9])" office:value-type="float" office:value="428" calcext:value-type="float">
            <text:p>4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109" calcext:value-type="float">
            <text:p>20200109</text:p>
          </table:table-cell>
          <table:table-cell table:formula="of:=SUM([.C10:.AB10])"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0110" calcext:value-type="float">
            <text:p>20200110</text:p>
          </table:table-cell>
          <table:table-cell table:formula="of:=SUM([.C11:.AB11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00111" calcext:value-type="float">
            <text:p>20200111</text:p>
          </table:table-cell>
          <table:table-cell table:formula="of:=SUM([.C12:.AB12])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112" calcext:value-type="float">
            <text:p>20200112</text:p>
          </table:table-cell>
          <table:table-cell table:formula="of:=SUM([.C13:.AB13])"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113" calcext:value-type="float">
            <text:p>20200113</text:p>
          </table:table-cell>
          <table:table-cell table:formula="of:=SUM([.C14:.AB14])"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00114" calcext:value-type="float">
            <text:p>20200114</text:p>
          </table:table-cell>
          <table:table-cell table:formula="of:=SUM([.C15:.AB15])"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00115" calcext:value-type="float">
            <text:p>20200115</text:p>
          </table:table-cell>
          <table:table-cell table:formula="of:=SUM([.C16:.AB16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116" calcext:value-type="float">
            <text:p>20200116</text:p>
          </table:table-cell>
          <table:table-cell table:formula="of:=SUM([.C17:.AB17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0117" calcext:value-type="float">
            <text:p>20200117</text:p>
          </table:table-cell>
          <table:table-cell table:formula="of:=SUM([.C18:.AB18])"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00118" calcext:value-type="float">
            <text:p>20200118</text:p>
          </table:table-cell>
          <table:table-cell table:formula="of:=SUM([.C19:.AB19])"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0119" calcext:value-type="float">
            <text:p>20200119</text:p>
          </table:table-cell>
          <table:table-cell table:formula="of:=SUM([.C20:.AB20])"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0120" calcext:value-type="float">
            <text:p>20200120</text:p>
          </table:table-cell>
          <table:table-cell table:formula="of:=SUM([.C21:.AB21])"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00121" calcext:value-type="float">
            <text:p>20200121</text:p>
          </table:table-cell>
          <table:table-cell table:formula="of:=SUM([.C22:.AB22])"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00122" calcext:value-type="float">
            <text:p>20200122</text:p>
          </table:table-cell>
          <table:table-cell table:formula="of:=SUM([.C23:.AB23])"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123" calcext:value-type="float">
            <text:p>20200123</text:p>
          </table:table-cell>
          <table:table-cell table:formula="of:=SUM([.C24:.AB24])"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0124" calcext:value-type="float">
            <text:p>20200124</text:p>
          </table:table-cell>
          <table:table-cell table:formula="of:=SUM([.C25:.AB25])"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125" calcext:value-type="float">
            <text:p>20200125</text:p>
          </table:table-cell>
          <table:table-cell table:formula="of:=SUM([.C26:.AB26])"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0126" calcext:value-type="float">
            <text:p>20200126</text:p>
          </table:table-cell>
          <table:table-cell table:formula="of:=SUM([.C27:.AB27])"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127" calcext:value-type="float">
            <text:p>20200127</text:p>
          </table:table-cell>
          <table:table-cell table:formula="of:=SUM([.C28:.AB28])"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0128" calcext:value-type="float">
            <text:p>20200128</text:p>
          </table:table-cell>
          <table:table-cell table:formula="of:=SUM([.C29:.AB29])"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00129" calcext:value-type="float">
            <text:p>20200129</text:p>
          </table:table-cell>
          <table:table-cell table:formula="of:=SUM([.C30:.AB30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0130" calcext:value-type="float">
            <text:p>20200130</text:p>
          </table:table-cell>
          <table:table-cell table:formula="of:=SUM([.C31:.AB31])"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0131" calcext:value-type="float">
            <text:p>20200131</text:p>
          </table:table-cell>
          <table:table-cell table:formula="of:=SUM([.C32:.AB32])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00201" calcext:value-type="float">
            <text:p>20200201</text:p>
          </table:table-cell>
          <table:table-cell table:formula="of:=SUM([.C33:.AB33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202" calcext:value-type="float">
            <text:p>20200202</text:p>
          </table:table-cell>
          <table:table-cell table:formula="of:=SUM([.C34:.AB34])"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203" calcext:value-type="float">
            <text:p>20200203</text:p>
          </table:table-cell>
          <table:table-cell table:formula="of:=SUM([.C35:.AB35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00204" calcext:value-type="float">
            <text:p>20200204</text:p>
          </table:table-cell>
          <table:table-cell table:formula="of:=SUM([.C36:.AB36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00205" calcext:value-type="float">
            <text:p>20200205</text:p>
          </table:table-cell>
          <table:table-cell table:formula="of:=SUM([.C37:.AB37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200206" calcext:value-type="float">
            <text:p>20200206</text:p>
          </table:table-cell>
          <table:table-cell table:formula="of:=SUM([.C38:.AB38])"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0207" calcext:value-type="float">
            <text:p>20200207</text:p>
          </table:table-cell>
          <table:table-cell table:formula="of:=SUM([.C39:.AB39])"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00208" calcext:value-type="float">
            <text:p>20200208</text:p>
          </table:table-cell>
          <table:table-cell table:formula="of:=SUM([.C40:.AB40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209" calcext:value-type="float">
            <text:p>20200209</text:p>
          </table:table-cell>
          <table:table-cell table:formula="of:=SUM([.C41:.AB41])"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210" calcext:value-type="float">
            <text:p>20200210</text:p>
          </table:table-cell>
          <table:table-cell table:formula="of:=SUM([.C42:.AB42])"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table:formula="of:=SUM([.C43:.AB43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table:formula="of:=SUM([.C44:.AB44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table:formula="of:=SUM([.C45:.AB45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00214" calcext:value-type="float">
            <text:p>20200214</text:p>
          </table:table-cell>
          <table:table-cell table:formula="of:=SUM([.C46:.AB46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00215" calcext:value-type="float">
            <text:p>20200215</text:p>
          </table:table-cell>
          <table:table-cell table:formula="of:=SUM([.C47:.AB47])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0216" calcext:value-type="float">
            <text:p>20200216</text:p>
          </table:table-cell>
          <table:table-cell table:formula="of:=SUM([.C48:.AB48])"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217" calcext:value-type="float">
            <text:p>20200217</text:p>
          </table:table-cell>
          <table:table-cell table:formula="of:=SUM([.C49:.AB49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00218" calcext:value-type="float">
            <text:p>20200218</text:p>
          </table:table-cell>
          <table:table-cell table:formula="of:=SUM([.C50:.AB50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0219" calcext:value-type="float">
            <text:p>20200219</text:p>
          </table:table-cell>
          <table:table-cell table:formula="of:=SUM([.C51:.AB51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00220" calcext:value-type="float">
            <text:p>20200220</text:p>
          </table:table-cell>
          <table:table-cell table:formula="of:=SUM([.C52:.AB52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3070" calcext:value-type="float">
            <text:p>13070</text:p>
          </table:table-cell>
          <table:table-cell office:value-type="float" office:value="13071" calcext:value-type="float">
            <text:p>13071</text:p>
          </table:table-cell>
          <table:table-cell office:value-type="float" office:value="13072" calcext:value-type="float">
            <text:p>13072</text:p>
          </table:table-cell>
          <table:table-cell office:value-type="float" office:value="13073" calcext:value-type="float">
            <text:p>13073</text:p>
          </table:table-cell>
          <table:table-cell office:value-type="float" office:value="13074" calcext:value-type="float">
            <text:p>13074</text:p>
          </table:table-cell>
          <table:table-cell office:value-type="float" office:value="13075" calcext:value-type="float">
            <text:p>13075</text:p>
          </table:table-cell>
          <table:table-cell office:value-type="float" office:value="13076" calcext:value-type="float">
            <text:p>13076</text:p>
          </table:table-cell>
          <table:table-cell office:value-type="float" office:value="13077" calcext:value-type="float">
            <text:p>13077</text:p>
          </table:table-cell>
          <table:table-cell office:value-type="float" office:value="13078" calcext:value-type="float">
            <text:p>13078</text:p>
          </table:table-cell>
          <table:table-cell office:value-type="float" office:value="13079" calcext:value-type="float">
            <text:p>13079</text:p>
          </table:table-cell>
          <table:table-cell office:value-type="float" office:value="13080" calcext:value-type="float">
            <text:p>13080</text:p>
          </table:table-cell>
          <table:table-cell office:value-type="float" office:value="13081" calcext:value-type="float">
            <text:p>13081</text:p>
          </table:table-cell>
          <table:table-cell office:value-type="float" office:value="13082" calcext:value-type="float">
            <text:p>13082</text:p>
          </table:table-cell>
          <table:table-cell office:value-type="float" office:value="13086" calcext:value-type="float">
            <text:p>13086</text:p>
          </table:table-cell>
          <table:table-cell office:value-type="float" office:value="13345" calcext:value-type="float">
            <text:p>13345</text:p>
          </table:table-cell>
          <table:table-cell office:value-type="float" office:value="13346" calcext:value-type="float">
            <text:p>13346</text:p>
          </table:table-cell>
          <table:table-cell office:value-type="float" office:value="13347" calcext:value-type="float">
            <text:p>13347</text:p>
          </table:table-cell>
          <table:table-cell office:value-type="float" office:value="13348" calcext:value-type="float">
            <text:p>13348</text:p>
          </table:table-cell>
          <table:table-cell office:value-type="float" office:value="13350" calcext:value-type="float">
            <text:p>13350</text:p>
          </table:table-cell>
          <table:table-cell office:value-type="float" office:value="13434" calcext:value-type="float">
            <text:p>13434</text:p>
          </table:table-cell>
          <table:table-cell office:value-type="float" office:value="13435" calcext:value-type="float">
            <text:p>13435</text:p>
          </table:table-cell>
          <table:table-cell office:value-type="float" office:value="13436" calcext:value-type="float">
            <text:p>13436</text:p>
          </table:table-cell>
          <table:table-cell office:value-type="float" office:value="13437" calcext:value-type="float">
            <text:p>13437</text:p>
          </table:table-cell>
          <table:table-cell office:value-type="float" office:value="13438" calcext:value-type="float">
            <text:p>13438</text:p>
          </table:table-cell>
          <table:table-cell office:value-type="float" office:value="13444" calcext:value-type="float">
            <text:p>13444</text:p>
          </table:table-cell>
          <table:table-cell office:value-type="float" office:value="13446" calcext:value-type="float">
            <text:p>13446</text:p>
          </table:table-cell>
        </table:table-row>
        <table:table-row table:style-name="ro1">
          <table:table-cell office:value-type="float" office:value="20200221" calcext:value-type="float">
            <text:p>20200221</text:p>
          </table:table-cell>
          <table:table-cell table:formula="of:=SUM([.C55:.AB55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0222" calcext:value-type="float">
            <text:p>20200222</text:p>
          </table:table-cell>
          <table:table-cell table:formula="of:=SUM([.C56:.AB56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0223" calcext:value-type="float">
            <text:p>20200223</text:p>
          </table:table-cell>
          <table:table-cell table:formula="of:=SUM([.C57:.AB57])"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224" calcext:value-type="float">
            <text:p>20200224</text:p>
          </table:table-cell>
          <table:table-cell table:formula="of:=SUM([.C58:.AB58])"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00225" calcext:value-type="float">
            <text:p>20200225</text:p>
          </table:table-cell>
          <table:table-cell table:formula="of:=SUM([.C59:.AB59])" office:value-type="float" office:value="620" calcext:value-type="float">
            <text:p>6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1" calcext:value-type="float">
            <text:p>10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00226" calcext:value-type="float">
            <text:p>20200226</text:p>
          </table:table-cell>
          <table:table-cell table:formula="of:=SUM([.C60:.AB60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200227" calcext:value-type="float">
            <text:p>20200227</text:p>
          </table:table-cell>
          <table:table-cell table:formula="of:=SUM([.C61:.AB61])"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200228" calcext:value-type="float">
            <text:p>20200228</text:p>
          </table:table-cell>
          <table:table-cell table:formula="of:=SUM([.C62:.AB62])"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0229" calcext:value-type="float">
            <text:p>20200229</text:p>
          </table:table-cell>
          <table:table-cell table:formula="of:=SUM([.C63:.AB63])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301" calcext:value-type="float">
            <text:p>20200301</text:p>
          </table:table-cell>
          <table:table-cell table:formula="of:=SUM([.C64:.AB64])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0302" calcext:value-type="float">
            <text:p>20200302</text:p>
          </table:table-cell>
          <table:table-cell table:formula="of:=SUM([.C65:.AB65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0303" calcext:value-type="float">
            <text:p>20200303</text:p>
          </table:table-cell>
          <table:table-cell table:formula="of:=SUM([.C66:.AB66])" office:value-type="float" office:value="489" calcext:value-type="float">
            <text:p>48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0304" calcext:value-type="float">
            <text:p>20200304</text:p>
          </table:table-cell>
          <table:table-cell table:formula="of:=SUM([.C67:.AB67])"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0305" calcext:value-type="float">
            <text:p>20200305</text:p>
          </table:table-cell>
          <table:table-cell table:formula="of:=SUM([.C68:.AB68])"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0306" calcext:value-type="float">
            <text:p>20200306</text:p>
          </table:table-cell>
          <table:table-cell table:formula="of:=SUM([.C69:.AB69])"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00307" calcext:value-type="float">
            <text:p>20200307</text:p>
          </table:table-cell>
          <table:table-cell table:formula="of:=SUM([.C70:.AB70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00308" calcext:value-type="float">
            <text:p>20200308</text:p>
          </table:table-cell>
          <table:table-cell table:formula="of:=SUM([.C71:.AB71])"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309" calcext:value-type="float">
            <text:p>20200309</text:p>
          </table:table-cell>
          <table:table-cell table:formula="of:=SUM([.C72:.AB72])" office:value-type="float" office:value="507" calcext:value-type="float">
            <text:p>5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00310" calcext:value-type="float">
            <text:p>20200310</text:p>
          </table:table-cell>
          <table:table-cell table:formula="of:=SUM([.C73:.AB73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0311" calcext:value-type="float">
            <text:p>20200311</text:p>
          </table:table-cell>
          <table:table-cell table:formula="of:=SUM([.C74:.AB74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00312" calcext:value-type="float">
            <text:p>20200312</text:p>
          </table:table-cell>
          <table:table-cell table:formula="of:=SUM([.C75:.AB75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200313" calcext:value-type="float">
            <text:p>20200313</text:p>
          </table:table-cell>
          <table:table-cell table:formula="of:=SUM([.C76:.AB76])"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00314" calcext:value-type="float">
            <text:p>20200314</text:p>
          </table:table-cell>
          <table:table-cell table:formula="of:=SUM([.C77:.AB77])"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315" calcext:value-type="float">
            <text:p>20200315</text:p>
          </table:table-cell>
          <table:table-cell table:formula="of:=SUM([.C78:.AB78])"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0316" calcext:value-type="float">
            <text:p>20200316</text:p>
          </table:table-cell>
          <table:table-cell table:formula="of:=SUM([.C79:.AB79])"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0317" calcext:value-type="float">
            <text:p>20200317</text:p>
          </table:table-cell>
          <table:table-cell table:formula="of:=SUM([.C80:.AB80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00318" calcext:value-type="float">
            <text:p>20200318</text:p>
          </table:table-cell>
          <table:table-cell table:formula="of:=SUM([.C81:.AB81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0319" calcext:value-type="float">
            <text:p>20200319</text:p>
          </table:table-cell>
          <table:table-cell table:formula="of:=SUM([.C82:.AB82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00320" calcext:value-type="float">
            <text:p>20200320</text:p>
          </table:table-cell>
          <table:table-cell table:formula="of:=SUM([.C83:.AB83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00321" calcext:value-type="float">
            <text:p>20200321</text:p>
          </table:table-cell>
          <table:table-cell table:formula="of:=SUM([.C84:.AB8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0322" calcext:value-type="float">
            <text:p>20200322</text:p>
          </table:table-cell>
          <table:table-cell table:formula="of:=SUM([.C85:.AB85])"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0323" calcext:value-type="float">
            <text:p>20200323</text:p>
          </table:table-cell>
          <table:table-cell table:formula="of:=SUM([.C86:.AB86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00324" calcext:value-type="float">
            <text:p>20200324</text:p>
          </table:table-cell>
          <table:table-cell table:formula="of:=SUM([.C87:.AB87])"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200325" calcext:value-type="float">
            <text:p>20200325</text:p>
          </table:table-cell>
          <table:table-cell table:formula="of:=SUM([.C88:.AB88])" office:value-type="float" office:value="413" calcext:value-type="float">
            <text:p>4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00326" calcext:value-type="float">
            <text:p>20200326</text:p>
          </table:table-cell>
          <table:table-cell table:formula="of:=SUM([.C89:.AB89])"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200327" calcext:value-type="float">
            <text:p>20200327</text:p>
          </table:table-cell>
          <table:table-cell table:formula="of:=SUM([.C90:.AB90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0328" calcext:value-type="float">
            <text:p>20200328</text:p>
          </table:table-cell>
          <table:table-cell table:formula="of:=SUM([.C91:.AB91])"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329" calcext:value-type="float">
            <text:p>20200329</text:p>
          </table:table-cell>
          <table:table-cell table:formula="of:=SUM([.C92:.AB92])"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330" calcext:value-type="float">
            <text:p>20200330</text:p>
          </table:table-cell>
          <table:table-cell table:formula="of:=SUM([.C93:.AB93])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00331" calcext:value-type="float">
            <text:p>20200331</text:p>
          </table:table-cell>
          <table:table-cell table:formula="of:=SUM([.C94:.AB94])" office:value-type="float" office:value="260" calcext:value-type="float">
            <text:p>2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00401" calcext:value-type="float">
            <text:p>20200401</text:p>
          </table:table-cell>
          <table:table-cell table:formula="of:=SUM([.C95:.AB95])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0402" calcext:value-type="float">
            <text:p>20200402</text:p>
          </table:table-cell>
          <table:table-cell table:formula="of:=SUM([.C96:.AB96])" office:value-type="float" office:value="267" calcext:value-type="float">
            <text:p>2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0403" calcext:value-type="float">
            <text:p>20200403</text:p>
          </table:table-cell>
          <table:table-cell table:formula="of:=SUM([.C97:.AB97])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00404" calcext:value-type="float">
            <text:p>20200404</text:p>
          </table:table-cell>
          <table:table-cell table:formula="of:=SUM([.C98:.AB98])"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0405" calcext:value-type="float">
            <text:p>20200405</text:p>
          </table:table-cell>
          <table:table-cell table:formula="of:=SUM([.C99:.AB99])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0406" calcext:value-type="float">
            <text:p>20200406</text:p>
          </table:table-cell>
          <table:table-cell table:formula="of:=SUM([.C100:.AB100])"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00407" calcext:value-type="float">
            <text:p>20200407</text:p>
          </table:table-cell>
          <table:table-cell table:formula="of:=SUM([.C101:.AB101])"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00408" calcext:value-type="float">
            <text:p>20200408</text:p>
          </table:table-cell>
          <table:table-cell table:formula="of:=SUM([.C102:.AB102])"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0409" calcext:value-type="float">
            <text:p>20200409</text:p>
          </table:table-cell>
          <table:table-cell table:formula="of:=SUM([.C103:.AB103])"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00410" calcext:value-type="float">
            <text:p>20200410</text:p>
          </table:table-cell>
          <table:table-cell table:formula="of:=SUM([.C104:.AB104])"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0411" calcext:value-type="float">
            <text:p>20200411</text:p>
          </table:table-cell>
          <table:table-cell table:formula="of:=SUM([.C105:.AB105])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0412" calcext:value-type="float">
            <text:p>20200412</text:p>
          </table:table-cell>
          <table:table-cell table:formula="of:=SUM([.C106:.AB106])"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413" calcext:value-type="float">
            <text:p>20200413</text:p>
          </table:table-cell>
          <table:table-cell table:formula="of:=SUM([.C107:.AB107])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414" calcext:value-type="float">
            <text:p>20200414</text:p>
          </table:table-cell>
          <table:table-cell table:formula="of:=SUM([.C108:.AB108])" office:value-type="float" office:value="215" calcext:value-type="float">
            <text:p>2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00415" calcext:value-type="float">
            <text:p>20200415</text:p>
          </table:table-cell>
          <table:table-cell table:formula="of:=SUM([.C109:.AB109])" office:value-type="float" office:value="301" calcext:value-type="float">
            <text:p>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00416" calcext:value-type="float">
            <text:p>20200416</text:p>
          </table:table-cell>
          <table:table-cell table:formula="of:=SUM([.C110:.AB110])"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00417" calcext:value-type="float">
            <text:p>20200417</text:p>
          </table:table-cell>
          <table:table-cell table:formula="of:=SUM([.C111:.AB111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0418" calcext:value-type="float">
            <text:p>20200418</text:p>
          </table:table-cell>
          <table:table-cell table:formula="of:=SUM([.C112:.AB112])" office:value-type="float" office:value="129" calcext:value-type="float">
            <text:p>1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0419" calcext:value-type="float">
            <text:p>20200419</text:p>
          </table:table-cell>
          <table:table-cell table:formula="of:=SUM([.C113:.AB113])"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0420" calcext:value-type="float">
            <text:p>20200420</text:p>
          </table:table-cell>
          <table:table-cell table:formula="of:=SUM([.C114:.AB114])" office:value-type="float" office:value="280" calcext:value-type="float">
            <text:p>2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0421" calcext:value-type="float">
            <text:p>20200421</text:p>
          </table:table-cell>
          <table:table-cell table:formula="of:=SUM([.C115:.AB115])" office:value-type="float" office:value="378" calcext:value-type="float">
            <text:p>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00422" calcext:value-type="float">
            <text:p>20200422</text:p>
          </table:table-cell>
          <table:table-cell table:formula="of:=SUM([.C116:.AB116])" office:value-type="float" office:value="412" calcext:value-type="float">
            <text:p>4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00423" calcext:value-type="float">
            <text:p>20200423</text:p>
          </table:table-cell>
          <table:table-cell table:formula="of:=SUM([.C117:.AB117])" office:value-type="float" office:value="411" calcext:value-type="float">
            <text:p>4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heet2" table:style-name="ta1">
        <table:shapes>
          <draw:frame draw:z-index="0" draw:style-name="gr1" draw:text-style-name="P1" svg:width="367.84mm" svg:height="206.9mm" svg:x="22.59mm" svg:y="4.53mm">
            <draw:object draw:notify-on-update-of-ranges="counts_truck_in_per_day.A55:counts_truck_in_per_day.A117 counts_truck_in_per_day.B54:counts_truck_in_per_day.B54 counts_truck_in_per_day.B55:counts_truck_in_per_day.B117 counts_truck_in_per_day.C54:counts_truck_in_per_day.C54 counts_truck_in_per_day.C55:counts_truck_in_per_day.C117 counts_truck_in_per_day.D54:counts_truck_in_per_day.D54 counts_truck_in_per_day.D55:counts_truck_in_per_day.D117 counts_truck_in_per_day.E54:counts_truck_in_per_day.E54 counts_truck_in_per_day.E55:counts_truck_in_per_day.E117 counts_truck_in_per_day.F54:counts_truck_in_per_day.F54 counts_truck_in_per_day.F55:counts_truck_in_per_day.F117 counts_truck_in_per_day.G54:counts_truck_in_per_day.G54 counts_truck_in_per_day.G55:counts_truck_in_per_day.G117 counts_truck_in_per_day.H54:counts_truck_in_per_day.H54 counts_truck_in_per_day.H55:counts_truck_in_per_day.H117 counts_truck_in_per_day.I54:counts_truck_in_per_day.I54 counts_truck_in_per_day.I55:counts_truck_in_per_day.I117 counts_truck_in_per_day.J54:counts_truck_in_per_day.J54 counts_truck_in_per_day.J55:counts_truck_in_per_day.J117 counts_truck_in_per_day.K54:counts_truck_in_per_day.K54 counts_truck_in_per_day.K55:counts_truck_in_per_day.K117 counts_truck_in_per_day.L54:counts_truck_in_per_day.L54 counts_truck_in_per_day.L55:counts_truck_in_per_day.L117 counts_truck_in_per_day.M54:counts_truck_in_per_day.M54 counts_truck_in_per_day.M55:counts_truck_in_per_day.M117 counts_truck_in_per_day.N54:counts_truck_in_per_day.N54 counts_truck_in_per_day.N55:counts_truck_in_per_day.N117 counts_truck_in_per_day.O54:counts_truck_in_per_day.O54 counts_truck_in_per_day.O55:counts_truck_in_per_day.O117 counts_truck_in_per_day.P54:counts_truck_in_per_day.P54 counts_truck_in_per_day.P55:counts_truck_in_per_day.P117 counts_truck_in_per_day.Q54:counts_truck_in_per_day.Q54 counts_truck_in_per_day.Q55:counts_truck_in_per_day.Q117 counts_truck_in_per_day.R54:counts_truck_in_per_day.R54 counts_truck_in_per_day.R55:counts_truck_in_per_day.R117 counts_truck_in_per_day.S54:counts_truck_in_per_day.S54 counts_truck_in_per_day.S55:counts_truck_in_per_day.S117 counts_truck_in_per_day.T54:counts_truck_in_per_day.T54 counts_truck_in_per_day.T55:counts_truck_in_per_day.T117 counts_truck_in_per_day.U54:counts_truck_in_per_day.U54 counts_truck_in_per_day.U55:counts_truck_in_per_day.U117 counts_truck_in_per_day.V54:counts_truck_in_per_day.V54 counts_truck_in_per_day.V55:counts_truck_in_per_day.V117 counts_truck_in_per_day.W54:counts_truck_in_per_day.W54 counts_truck_in_per_day.W55:counts_truck_in_per_day.W117 counts_truck_in_per_day.X54:counts_truck_in_per_day.X54 counts_truck_in_per_day.X55:counts_truck_in_per_day.X117 counts_truck_in_per_day.Y54:counts_truck_in_per_day.Y54 counts_truck_in_per_day.Y55:counts_truck_in_per_day.Y117 counts_truck_in_per_day.Z54:counts_truck_in_per_day.Z54 counts_truck_in_per_day.Z55:counts_truck_in_per_day.Z117 counts_truck_in_per_day.AA54:counts_truck_in_per_day.AA54 counts_truck_in_per_day.AA55:counts_truck_in_per_day.AA117 counts_truck_in_per_day.AB54:counts_truck_in_per_day.AB54 counts_truck_in_per_day.AB55:counts_truck_in_per_day.AB1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4T10:14:17.123645355</dc:date>
    <meta:editing-duration>PT56S</meta:editing-duration>
    <meta:editing-cycles>1</meta:editing-cycles>
    <meta:document-statistic meta:table-count="2" meta:cell-count="324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200" chart:interval-major="25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 style:data-style-name="N0">
      <style:chart-properties chart:display-label="true" chart:logarithmic="false" chart:maximum="800" chart:interval-major="100" chart:reverse-direction="false" text:line-break="false" loext:try-staggering-first="false" chart:link-data-style-to-source="true" chart:axis-position="end"/>
      <style:graphic-properties svg:stroke-color="#b3b3b3"/>
      <style:text-properties fo:font-size="14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4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5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36.785cm" svg:height="20.691cm" xlink:href=".." xlink:type="simple" chart:class="chart:line" chart:style-name="ch1">
        <chart:title svg:x="12.338cm" svg:y="0.548cm" chart:style-name="ch2">
          <text:p>SmartCambridge Lockdown Impact: trucks</text:p>
        </chart:title>
        <chart:subtitle svg:x="8.116cm" svg:y="2.058cm" chart:style-name="ch3">
          <text:p>Daily truck counts per camera (left axis). TOTAL daily truck counts (dashed line, right axis)</text:p>
        </chart:subtitle>
        <chart:legend chart:legend-position="bottom" svg:x="5.429cm" svg:y="19.096cm" style:legend-expansion="wide" chart:style-name="ch4"/>
        <chart:plot-area chart:style-name="ch5" table:cell-range-address="counts_truck_in_per_day.A54:counts_truck_in_per_day.AB117" chart:data-source-has-labels="both" svg:x="2.038cm" svg:y="3.324cm" svg:width="34.012cm" svg:height="15.175cm">
          <chartooo:coordinate-region svg:x="3.228cm" svg:y="3.324cm" svg:width="31.697cm" svg:height="13.317cm"/>
          <chart:axis chart:dimension="x" chart:name="primary-x" chart:style-name="ch6" chartooo:axis-type="auto">
            <chartooo:date-scale/>
            <chart:categories table:cell-range-address="counts_truck_in_per_day.A55:counts_truck_in_per_day.A117"/>
            <chart:grid chart:style-name="ch7" chart:class="major"/>
          </chart:axis>
          <chart:axis chart:dimension="y" chart:name="primary-y" chart:style-name="ch8">
            <chart:title svg:x="0.451cm" svg:y="14.387cm" chart:style-name="ch9">
              <text:p>Daily truck counts per camera</text:p>
            </chart:title>
            <chart:grid chart:style-name="ch7" chart:class="major"/>
          </chart:axis>
          <chart:axis chart:dimension="y" chart:name="secondary-y" chart:style-name="ch10"/>
          <chart:series chart:attached-axis="secondary-y" chart:style-name="ch11" chart:values-cell-range-address="counts_truck_in_per_day.B55:counts_truck_in_per_day.B117" chart:label-cell-address="counts_truck_in_per_day.B54:counts_truck_in_per_day.B54" chart:class="chart:line">
            <chart:data-point chart:repeated="63"/>
          </chart:series>
          <chart:series chart:attached-axis="primary-y" chart:style-name="ch12" chart:values-cell-range-address="counts_truck_in_per_day.C55:counts_truck_in_per_day.C117" chart:label-cell-address="counts_truck_in_per_day.C54:counts_truck_in_per_day.C54" chart:class="chart:line">
            <chart:data-point chart:repeated="63"/>
          </chart:series>
          <chart:series chart:attached-axis="primary-y" chart:style-name="ch13" chart:values-cell-range-address="counts_truck_in_per_day.D55:counts_truck_in_per_day.D117" chart:label-cell-address="counts_truck_in_per_day.D54:counts_truck_in_per_day.D54" chart:class="chart:line">
            <chart:data-point chart:repeated="63"/>
          </chart:series>
          <chart:series chart:attached-axis="primary-y" chart:style-name="ch14" chart:values-cell-range-address="counts_truck_in_per_day.E55:counts_truck_in_per_day.E117" chart:label-cell-address="counts_truck_in_per_day.E54:counts_truck_in_per_day.E54" chart:class="chart:line">
            <chart:data-point chart:repeated="63"/>
          </chart:series>
          <chart:series chart:attached-axis="primary-y" chart:style-name="ch15" chart:values-cell-range-address="counts_truck_in_per_day.F55:counts_truck_in_per_day.F117" chart:label-cell-address="counts_truck_in_per_day.F54:counts_truck_in_per_day.F54" chart:class="chart:line">
            <chart:data-point chart:repeated="63"/>
          </chart:series>
          <chart:series chart:attached-axis="primary-y" chart:style-name="ch16" chart:values-cell-range-address="counts_truck_in_per_day.G55:counts_truck_in_per_day.G117" chart:label-cell-address="counts_truck_in_per_day.G54:counts_truck_in_per_day.G54" chart:class="chart:line">
            <chart:data-point chart:repeated="63"/>
          </chart:series>
          <chart:series chart:attached-axis="primary-y" chart:style-name="ch17" chart:values-cell-range-address="counts_truck_in_per_day.H55:counts_truck_in_per_day.H117" chart:label-cell-address="counts_truck_in_per_day.H54:counts_truck_in_per_day.H54" chart:class="chart:line">
            <chart:data-point chart:repeated="63"/>
          </chart:series>
          <chart:series chart:attached-axis="primary-y" chart:style-name="ch18" chart:values-cell-range-address="counts_truck_in_per_day.I55:counts_truck_in_per_day.I117" chart:label-cell-address="counts_truck_in_per_day.I54:counts_truck_in_per_day.I54" chart:class="chart:line">
            <chart:data-point chart:repeated="63"/>
          </chart:series>
          <chart:series chart:attached-axis="primary-y" chart:style-name="ch19" chart:values-cell-range-address="counts_truck_in_per_day.J55:counts_truck_in_per_day.J117" chart:label-cell-address="counts_truck_in_per_day.J54:counts_truck_in_per_day.J54" chart:class="chart:line">
            <chart:data-point chart:repeated="63"/>
          </chart:series>
          <chart:series chart:attached-axis="primary-y" chart:style-name="ch20" chart:values-cell-range-address="counts_truck_in_per_day.K55:counts_truck_in_per_day.K117" chart:label-cell-address="counts_truck_in_per_day.K54:counts_truck_in_per_day.K54" chart:class="chart:line">
            <chart:data-point chart:repeated="63"/>
          </chart:series>
          <chart:series chart:attached-axis="primary-y" chart:style-name="ch21" chart:values-cell-range-address="counts_truck_in_per_day.L55:counts_truck_in_per_day.L117" chart:label-cell-address="counts_truck_in_per_day.L54:counts_truck_in_per_day.L54" chart:class="chart:line">
            <chart:data-point chart:repeated="63"/>
          </chart:series>
          <chart:series chart:attached-axis="primary-y" chart:style-name="ch22" chart:values-cell-range-address="counts_truck_in_per_day.M55:counts_truck_in_per_day.M117" chart:label-cell-address="counts_truck_in_per_day.M54:counts_truck_in_per_day.M54" chart:class="chart:line">
            <chart:data-point chart:repeated="63"/>
          </chart:series>
          <chart:series chart:attached-axis="primary-y" chart:style-name="ch23" chart:values-cell-range-address="counts_truck_in_per_day.N55:counts_truck_in_per_day.N117" chart:label-cell-address="counts_truck_in_per_day.N54:counts_truck_in_per_day.N54" chart:class="chart:line">
            <chart:data-point chart:repeated="63"/>
          </chart:series>
          <chart:series chart:attached-axis="primary-y" chart:style-name="ch24" chart:values-cell-range-address="counts_truck_in_per_day.O55:counts_truck_in_per_day.O117" chart:label-cell-address="counts_truck_in_per_day.O54:counts_truck_in_per_day.O54" chart:class="chart:line">
            <chart:data-point chart:repeated="63"/>
          </chart:series>
          <chart:series chart:attached-axis="primary-y" chart:style-name="ch25" chart:values-cell-range-address="counts_truck_in_per_day.P55:counts_truck_in_per_day.P117" chart:label-cell-address="counts_truck_in_per_day.P54:counts_truck_in_per_day.P54" chart:class="chart:line">
            <chart:data-point chart:repeated="63"/>
          </chart:series>
          <chart:series chart:attached-axis="primary-y" chart:style-name="ch14" chart:values-cell-range-address="counts_truck_in_per_day.Q55:counts_truck_in_per_day.Q117" chart:label-cell-address="counts_truck_in_per_day.Q54:counts_truck_in_per_day.Q54" chart:class="chart:line">
            <chart:data-point chart:repeated="63"/>
          </chart:series>
          <chart:series chart:attached-axis="primary-y" chart:style-name="ch15" chart:values-cell-range-address="counts_truck_in_per_day.R55:counts_truck_in_per_day.R117" chart:label-cell-address="counts_truck_in_per_day.R54:counts_truck_in_per_day.R54" chart:class="chart:line">
            <chart:data-point chart:repeated="63"/>
          </chart:series>
          <chart:series chart:attached-axis="primary-y" chart:style-name="ch16" chart:values-cell-range-address="counts_truck_in_per_day.S55:counts_truck_in_per_day.S117" chart:label-cell-address="counts_truck_in_per_day.S54:counts_truck_in_per_day.S54" chart:class="chart:line">
            <chart:data-point chart:repeated="63"/>
          </chart:series>
          <chart:series chart:attached-axis="primary-y" chart:style-name="ch17" chart:values-cell-range-address="counts_truck_in_per_day.T55:counts_truck_in_per_day.T117" chart:label-cell-address="counts_truck_in_per_day.T54:counts_truck_in_per_day.T54" chart:class="chart:line">
            <chart:data-point chart:repeated="63"/>
          </chart:series>
          <chart:series chart:attached-axis="primary-y" chart:style-name="ch18" chart:values-cell-range-address="counts_truck_in_per_day.U55:counts_truck_in_per_day.U117" chart:label-cell-address="counts_truck_in_per_day.U54:counts_truck_in_per_day.U54" chart:class="chart:line">
            <chart:data-point chart:repeated="63"/>
          </chart:series>
          <chart:series chart:attached-axis="primary-y" chart:style-name="ch19" chart:values-cell-range-address="counts_truck_in_per_day.V55:counts_truck_in_per_day.V117" chart:label-cell-address="counts_truck_in_per_day.V54:counts_truck_in_per_day.V54" chart:class="chart:line">
            <chart:data-point chart:repeated="63"/>
          </chart:series>
          <chart:series chart:attached-axis="primary-y" chart:style-name="ch20" chart:values-cell-range-address="counts_truck_in_per_day.W55:counts_truck_in_per_day.W117" chart:label-cell-address="counts_truck_in_per_day.W54:counts_truck_in_per_day.W54" chart:class="chart:line">
            <chart:data-point chart:repeated="63"/>
          </chart:series>
          <chart:series chart:attached-axis="primary-y" chart:style-name="ch21" chart:values-cell-range-address="counts_truck_in_per_day.X55:counts_truck_in_per_day.X117" chart:label-cell-address="counts_truck_in_per_day.X54:counts_truck_in_per_day.X54" chart:class="chart:line">
            <chart:data-point chart:repeated="63"/>
          </chart:series>
          <chart:series chart:attached-axis="primary-y" chart:style-name="ch22" chart:values-cell-range-address="counts_truck_in_per_day.Y55:counts_truck_in_per_day.Y117" chart:label-cell-address="counts_truck_in_per_day.Y54:counts_truck_in_per_day.Y54" chart:class="chart:line">
            <chart:data-point chart:repeated="63"/>
          </chart:series>
          <chart:series chart:attached-axis="primary-y" chart:style-name="ch23" chart:values-cell-range-address="counts_truck_in_per_day.Z55:counts_truck_in_per_day.Z117" chart:label-cell-address="counts_truck_in_per_day.Z54:counts_truck_in_per_day.Z54" chart:class="chart:line">
            <chart:data-point chart:repeated="63"/>
          </chart:series>
          <chart:series chart:attached-axis="primary-y" chart:style-name="ch24" chart:values-cell-range-address="counts_truck_in_per_day.AA55:counts_truck_in_per_day.AA117" chart:label-cell-address="counts_truck_in_per_day.AA54:counts_truck_in_per_day.AA54" chart:class="chart:line">
            <chart:data-point chart:repeated="63"/>
          </chart:series>
          <chart:series chart:attached-axis="primary-y" chart:style-name="ch25" chart:values-cell-range-address="counts_truck_in_per_day.AB55:counts_truck_in_per_day.AB117" chart:label-cell-address="counts_truck_in_per_day.AB54:counts_truck_in_per_day.AB54" chart:class="chart:line">
            <chart:data-point chart:repeated="63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counts_truck_in_per_day.B54:counts_truck_in_per_day.B54</svg:desc>
                </draw:g>
              </table:table-cell>
              <table:table-cell office:value-type="string">
                <text:p>13070</text:p>
                <draw:g>
                  <svg:desc>counts_truck_in_per_day.C54:counts_truck_in_per_day.C54</svg:desc>
                </draw:g>
              </table:table-cell>
              <table:table-cell office:value-type="string">
                <text:p>13071</text:p>
                <draw:g>
                  <svg:desc>counts_truck_in_per_day.D54:counts_truck_in_per_day.D54</svg:desc>
                </draw:g>
              </table:table-cell>
              <table:table-cell office:value-type="string">
                <text:p>13072</text:p>
                <draw:g>
                  <svg:desc>counts_truck_in_per_day.E54:counts_truck_in_per_day.E54</svg:desc>
                </draw:g>
              </table:table-cell>
              <table:table-cell office:value-type="string">
                <text:p>13073</text:p>
                <draw:g>
                  <svg:desc>counts_truck_in_per_day.F54:counts_truck_in_per_day.F54</svg:desc>
                </draw:g>
              </table:table-cell>
              <table:table-cell office:value-type="string">
                <text:p>13074</text:p>
                <draw:g>
                  <svg:desc>counts_truck_in_per_day.G54:counts_truck_in_per_day.G54</svg:desc>
                </draw:g>
              </table:table-cell>
              <table:table-cell office:value-type="string">
                <text:p>13075</text:p>
                <draw:g>
                  <svg:desc>counts_truck_in_per_day.H54:counts_truck_in_per_day.H54</svg:desc>
                </draw:g>
              </table:table-cell>
              <table:table-cell office:value-type="string">
                <text:p>13076</text:p>
                <draw:g>
                  <svg:desc>counts_truck_in_per_day.I54:counts_truck_in_per_day.I54</svg:desc>
                </draw:g>
              </table:table-cell>
              <table:table-cell office:value-type="string">
                <text:p>13077</text:p>
                <draw:g>
                  <svg:desc>counts_truck_in_per_day.J54:counts_truck_in_per_day.J54</svg:desc>
                </draw:g>
              </table:table-cell>
              <table:table-cell office:value-type="string">
                <text:p>13078</text:p>
                <draw:g>
                  <svg:desc>counts_truck_in_per_day.K54:counts_truck_in_per_day.K54</svg:desc>
                </draw:g>
              </table:table-cell>
              <table:table-cell office:value-type="string">
                <text:p>13079</text:p>
                <draw:g>
                  <svg:desc>counts_truck_in_per_day.L54:counts_truck_in_per_day.L54</svg:desc>
                </draw:g>
              </table:table-cell>
              <table:table-cell office:value-type="string">
                <text:p>13080</text:p>
                <draw:g>
                  <svg:desc>counts_truck_in_per_day.M54:counts_truck_in_per_day.M54</svg:desc>
                </draw:g>
              </table:table-cell>
              <table:table-cell office:value-type="string">
                <text:p>13081</text:p>
                <draw:g>
                  <svg:desc>counts_truck_in_per_day.N54:counts_truck_in_per_day.N54</svg:desc>
                </draw:g>
              </table:table-cell>
              <table:table-cell office:value-type="string">
                <text:p>13082</text:p>
                <draw:g>
                  <svg:desc>counts_truck_in_per_day.O54:counts_truck_in_per_day.O54</svg:desc>
                </draw:g>
              </table:table-cell>
              <table:table-cell office:value-type="string">
                <text:p>13086</text:p>
                <draw:g>
                  <svg:desc>counts_truck_in_per_day.P54:counts_truck_in_per_day.P54</svg:desc>
                </draw:g>
              </table:table-cell>
              <table:table-cell office:value-type="string">
                <text:p>13345</text:p>
                <draw:g>
                  <svg:desc>counts_truck_in_per_day.Q54:counts_truck_in_per_day.Q54</svg:desc>
                </draw:g>
              </table:table-cell>
              <table:table-cell office:value-type="string">
                <text:p>13346</text:p>
                <draw:g>
                  <svg:desc>counts_truck_in_per_day.R54:counts_truck_in_per_day.R54</svg:desc>
                </draw:g>
              </table:table-cell>
              <table:table-cell office:value-type="string">
                <text:p>13347</text:p>
                <draw:g>
                  <svg:desc>counts_truck_in_per_day.S54:counts_truck_in_per_day.S54</svg:desc>
                </draw:g>
              </table:table-cell>
              <table:table-cell office:value-type="string">
                <text:p>13348</text:p>
                <draw:g>
                  <svg:desc>counts_truck_in_per_day.T54:counts_truck_in_per_day.T54</svg:desc>
                </draw:g>
              </table:table-cell>
              <table:table-cell office:value-type="string">
                <text:p>13350</text:p>
                <draw:g>
                  <svg:desc>counts_truck_in_per_day.U54:counts_truck_in_per_day.U54</svg:desc>
                </draw:g>
              </table:table-cell>
              <table:table-cell office:value-type="string">
                <text:p>13434</text:p>
                <draw:g>
                  <svg:desc>counts_truck_in_per_day.V54:counts_truck_in_per_day.V54</svg:desc>
                </draw:g>
              </table:table-cell>
              <table:table-cell office:value-type="string">
                <text:p>13435</text:p>
                <draw:g>
                  <svg:desc>counts_truck_in_per_day.W54:counts_truck_in_per_day.W54</svg:desc>
                </draw:g>
              </table:table-cell>
              <table:table-cell office:value-type="string">
                <text:p>13436</text:p>
                <draw:g>
                  <svg:desc>counts_truck_in_per_day.X54:counts_truck_in_per_day.X54</svg:desc>
                </draw:g>
              </table:table-cell>
              <table:table-cell office:value-type="string">
                <text:p>13437</text:p>
                <draw:g>
                  <svg:desc>counts_truck_in_per_day.Y54:counts_truck_in_per_day.Y54</svg:desc>
                </draw:g>
              </table:table-cell>
              <table:table-cell office:value-type="string">
                <text:p>13438</text:p>
                <draw:g>
                  <svg:desc>counts_truck_in_per_day.Z54:counts_truck_in_per_day.Z54</svg:desc>
                </draw:g>
              </table:table-cell>
              <table:table-cell office:value-type="string">
                <text:p>13444</text:p>
                <draw:g>
                  <svg:desc>counts_truck_in_per_day.AA54:counts_truck_in_per_day.AA54</svg:desc>
                </draw:g>
              </table:table-cell>
              <table:table-cell office:value-type="string">
                <text:p>13446</text:p>
                <draw:g>
                  <svg:desc>counts_truck_in_per_day.AB54:counts_truck_in_per_day.AB54</svg:desc>
                </draw:g>
              </table:table-cell>
            </table:table-row>
          </table:table-header-rows>
          <table:table-rows>
            <table:table-row>
              <table:table-cell office:value-type="float" office:value="20200221">
                <text:p>20200221</text:p>
                <draw:g>
                  <svg:desc>counts_truck_in_per_day.A55:counts_truck_in_per_day.A117</svg:desc>
                </draw:g>
              </table:table-cell>
              <table:table-cell office:value-type="float" office:value="526">
                <text:p>526</text:p>
                <draw:g>
                  <svg:desc>counts_truck_in_per_day.B55:counts_truck_in_per_day.B117</svg:desc>
                </draw:g>
              </table:table-cell>
              <table:table-cell office:value-type="float" office:value="0">
                <text:p>0</text:p>
                <draw:g>
                  <svg:desc>counts_truck_in_per_day.C55:counts_truck_in_per_day.C117</svg:desc>
                </draw:g>
              </table:table-cell>
              <table:table-cell office:value-type="float" office:value="8">
                <text:p>8</text:p>
                <draw:g>
                  <svg:desc>counts_truck_in_per_day.D55:counts_truck_in_per_day.D117</svg:desc>
                </draw:g>
              </table:table-cell>
              <table:table-cell office:value-type="float" office:value="0">
                <text:p>0</text:p>
                <draw:g>
                  <svg:desc>counts_truck_in_per_day.E55:counts_truck_in_per_day.E117</svg:desc>
                </draw:g>
              </table:table-cell>
              <table:table-cell office:value-type="float" office:value="6">
                <text:p>6</text:p>
                <draw:g>
                  <svg:desc>counts_truck_in_per_day.F55:counts_truck_in_per_day.F117</svg:desc>
                </draw:g>
              </table:table-cell>
              <table:table-cell office:value-type="float" office:value="7">
                <text:p>7</text:p>
                <draw:g>
                  <svg:desc>counts_truck_in_per_day.G55:counts_truck_in_per_day.G117</svg:desc>
                </draw:g>
              </table:table-cell>
              <table:table-cell office:value-type="float" office:value="29">
                <text:p>29</text:p>
                <draw:g>
                  <svg:desc>counts_truck_in_per_day.H55:counts_truck_in_per_day.H117</svg:desc>
                </draw:g>
              </table:table-cell>
              <table:table-cell office:value-type="float" office:value="16">
                <text:p>16</text:p>
                <draw:g>
                  <svg:desc>counts_truck_in_per_day.I55:counts_truck_in_per_day.I117</svg:desc>
                </draw:g>
              </table:table-cell>
              <table:table-cell office:value-type="float" office:value="15">
                <text:p>15</text:p>
                <draw:g>
                  <svg:desc>counts_truck_in_per_day.J55:counts_truck_in_per_day.J117</svg:desc>
                </draw:g>
              </table:table-cell>
              <table:table-cell office:value-type="float" office:value="0">
                <text:p>0</text:p>
                <draw:g>
                  <svg:desc>counts_truck_in_per_day.K55:counts_truck_in_per_day.K117</svg:desc>
                </draw:g>
              </table:table-cell>
              <table:table-cell office:value-type="float" office:value="80">
                <text:p>80</text:p>
                <draw:g>
                  <svg:desc>counts_truck_in_per_day.L55:counts_truck_in_per_day.L117</svg:desc>
                </draw:g>
              </table:table-cell>
              <table:table-cell office:value-type="float" office:value="24">
                <text:p>24</text:p>
                <draw:g>
                  <svg:desc>counts_truck_in_per_day.M55:counts_truck_in_per_day.M117</svg:desc>
                </draw:g>
              </table:table-cell>
              <table:table-cell office:value-type="float" office:value="25">
                <text:p>25</text:p>
                <draw:g>
                  <svg:desc>counts_truck_in_per_day.N55:counts_truck_in_per_day.N117</svg:desc>
                </draw:g>
              </table:table-cell>
              <table:table-cell office:value-type="float" office:value="0">
                <text:p>0</text:p>
                <draw:g>
                  <svg:desc>counts_truck_in_per_day.O55:counts_truck_in_per_day.O117</svg:desc>
                </draw:g>
              </table:table-cell>
              <table:table-cell office:value-type="float" office:value="28">
                <text:p>28</text:p>
                <draw:g>
                  <svg:desc>counts_truck_in_per_day.P55:counts_truck_in_per_day.P117</svg:desc>
                </draw:g>
              </table:table-cell>
              <table:table-cell office:value-type="float" office:value="93">
                <text:p>93</text:p>
                <draw:g>
                  <svg:desc>counts_truck_in_per_day.Q55:counts_truck_in_per_day.Q117</svg:desc>
                </draw:g>
              </table:table-cell>
              <table:table-cell office:value-type="float" office:value="22">
                <text:p>22</text:p>
                <draw:g>
                  <svg:desc>counts_truck_in_per_day.R55:counts_truck_in_per_day.R117</svg:desc>
                </draw:g>
              </table:table-cell>
              <table:table-cell office:value-type="float" office:value="13">
                <text:p>13</text:p>
                <draw:g>
                  <svg:desc>counts_truck_in_per_day.S55:counts_truck_in_per_day.S117</svg:desc>
                </draw:g>
              </table:table-cell>
              <table:table-cell office:value-type="float" office:value="52">
                <text:p>52</text:p>
                <draw:g>
                  <svg:desc>counts_truck_in_per_day.T55:counts_truck_in_per_day.T117</svg:desc>
                </draw:g>
              </table:table-cell>
              <table:table-cell office:value-type="float" office:value="0">
                <text:p>0</text:p>
                <draw:g>
                  <svg:desc>counts_truck_in_per_day.U55:counts_truck_in_per_day.U117</svg:desc>
                </draw:g>
              </table:table-cell>
              <table:table-cell office:value-type="float" office:value="33">
                <text:p>33</text:p>
                <draw:g>
                  <svg:desc>counts_truck_in_per_day.V55:counts_truck_in_per_day.V117</svg:desc>
                </draw:g>
              </table:table-cell>
              <table:table-cell office:value-type="float" office:value="16">
                <text:p>16</text:p>
                <draw:g>
                  <svg:desc>counts_truck_in_per_day.W55:counts_truck_in_per_day.W117</svg:desc>
                </draw:g>
              </table:table-cell>
              <table:table-cell office:value-type="float" office:value="20">
                <text:p>20</text:p>
                <draw:g>
                  <svg:desc>counts_truck_in_per_day.X55:counts_truck_in_per_day.X117</svg:desc>
                </draw:g>
              </table:table-cell>
              <table:table-cell office:value-type="float" office:value="30">
                <text:p>30</text:p>
                <draw:g>
                  <svg:desc>counts_truck_in_per_day.Y55:counts_truck_in_per_day.Y117</svg:desc>
                </draw:g>
              </table:table-cell>
              <table:table-cell office:value-type="float" office:value="1">
                <text:p>1</text:p>
                <draw:g>
                  <svg:desc>counts_truck_in_per_day.Z55:counts_truck_in_per_day.Z117</svg:desc>
                </draw:g>
              </table:table-cell>
              <table:table-cell office:value-type="float" office:value="6">
                <text:p>6</text:p>
                <draw:g>
                  <svg:desc>counts_truck_in_per_day.AA55:counts_truck_in_per_day.AA117</svg:desc>
                </draw:g>
              </table:table-cell>
              <table:table-cell office:value-type="float" office:value="2">
                <text:p>2</text:p>
                <draw:g>
                  <svg:desc>counts_truck_in_per_day.AB55:counts_truck_in_per_day.AB117</svg:desc>
                </draw:g>
              </table:table-cell>
            </table:table-row>
            <table:table-row>
              <table:table-cell office:value-type="float" office:value="20200222">
                <text:p>20200222</text:p>
              </table:table-cell>
              <table:table-cell office:value-type="float" office:value="514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2">
                <text:p>11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00223">
                <text:p>20200223</text:p>
              </table:table-cell>
              <table:table-cell office:value-type="float" office:value="221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00224">
                <text:p>20200224</text:p>
              </table:table-cell>
              <table:table-cell office:value-type="float" office:value="374">
                <text:p>37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68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200225">
                <text:p>20200225</text:p>
              </table:table-cell>
              <table:table-cell office:value-type="float" office:value="620">
                <text:p>62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  <table:table-cell office:value-type="float" office:value="37">
                <text:p>37</text:p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200226">
                <text:p>20200226</text:p>
              </table:table-cell>
              <table:table-cell office:value-type="float" office:value="658">
                <text:p>65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92">
                <text:p>92</text:p>
              </table:table-cell>
              <table:table-cell office:value-type="float" office:value="56">
                <text:p>56</text:p>
              </table:table-cell>
              <table:table-cell office:value-type="float" office:value="20">
                <text:p>20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200227">
                <text:p>20200227</text:p>
              </table:table-cell>
              <table:table-cell office:value-type="float" office:value="535">
                <text:p>53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76">
                <text:p>76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200228">
                <text:p>20200228</text:p>
              </table:table-cell>
              <table:table-cell office:value-type="float" office:value="402">
                <text:p>4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61">
                <text:p>61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00229">
                <text:p>20200229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00301">
                <text:p>20200301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00302">
                <text:p>20200302</text:p>
              </table:table-cell>
              <table:table-cell office:value-type="float" office:value="522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11">
                <text:p>111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200303">
                <text:p>20200303</text:p>
              </table:table-cell>
              <table:table-cell office:value-type="float" office:value="489">
                <text:p>48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200304">
                <text:p>20200304</text:p>
              </table:table-cell>
              <table:table-cell office:value-type="float" office:value="634">
                <text:p>63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19">
                <text:p>119</text:p>
              </table:table-cell>
              <table:table-cell office:value-type="float" office:value="67">
                <text:p>67</text:p>
              </table:table-cell>
              <table:table-cell office:value-type="float" office:value="25">
                <text:p>25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200305">
                <text:p>20200305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81">
                <text:p>81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00306">
                <text:p>20200306</text:p>
              </table:table-cell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26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200307">
                <text:p>20200307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200308">
                <text:p>20200308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00309">
                <text:p>20200309</text:p>
              </table:table-cell>
              <table:table-cell office:value-type="float" office:value="507">
                <text:p>5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75">
                <text:p>75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200310">
                <text:p>20200310</text:p>
              </table:table-cell>
              <table:table-cell office:value-type="float" office:value="493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87">
                <text:p>87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200311">
                <text:p>20200311</text:p>
              </table:table-cell>
              <table:table-cell office:value-type="float" office:value="624">
                <text:p>62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03">
                <text:p>103</text:p>
              </table:table-cell>
              <table:table-cell office:value-type="float" office:value="67">
                <text:p>67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200312">
                <text:p>20200312</text:p>
              </table:table-cell>
              <table:table-cell office:value-type="float" office:value="641">
                <text:p>64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52">
                <text:p>52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200313">
                <text:p>20200313</text:p>
              </table:table-cell>
              <table:table-cell office:value-type="float" office:value="513">
                <text:p>51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05">
                <text:p>105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200314">
                <text:p>20200314</text:p>
              </table:table-cell>
              <table:table-cell office:value-type="float" office:value="99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00315">
                <text:p>20200315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00316">
                <text:p>20200316</text:p>
              </table:table-cell>
              <table:table-cell office:value-type="float" office:value="432">
                <text:p>43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70">
                <text:p>70</text:p>
              </table:table-cell>
              <table:table-cell office:value-type="float" office:value="27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200317">
                <text:p>20200317</text:p>
              </table:table-cell>
              <table:table-cell office:value-type="float" office:value="642">
                <text:p>64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21">
                <text:p>121</text:p>
              </table:table-cell>
              <table:table-cell office:value-type="float" office:value="64">
                <text:p>64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200318">
                <text:p>20200318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200319">
                <text:p>20200319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200320">
                <text:p>20200320</text:p>
              </table:table-cell>
              <table:table-cell office:value-type="float" office:value="597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121">
                <text:p>121</text:p>
              </table:table-cell>
              <table:table-cell office:value-type="float" office:value="69">
                <text:p>69</text:p>
              </table:table-cell>
              <table:table-cell office:value-type="float" office:value="19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200321">
                <text:p>20200321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200322">
                <text:p>20200322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200323">
                <text:p>20200323</text:p>
              </table:table-cell>
              <table:table-cell office:value-type="float" office:value="468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56">
                <text:p>56</text:p>
              </table:table-cell>
              <table:table-cell office:value-type="float" office:value="17">
                <text:p>17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200324">
                <text:p>20200324</text:p>
              </table:table-cell>
              <table:table-cell office:value-type="float" office:value="409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61">
                <text:p>61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200325">
                <text:p>20200325</text:p>
              </table:table-cell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71">
                <text:p>71</text:p>
              </table:table-cell>
              <table:table-cell office:value-type="float" office:value="48">
                <text:p>48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200326">
                <text:p>20200326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200327">
                <text:p>20200327</text:p>
              </table:table-cell>
              <table:table-cell office:value-type="float" office:value="338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200328">
                <text:p>20200328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00329">
                <text:p>20200329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00330">
                <text:p>20200330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200331">
                <text:p>20200331</text:p>
              </table:table-cell>
              <table:table-cell office:value-type="float" office:value="260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200401">
                <text:p>20200401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200402">
                <text:p>20200402</text:p>
              </table:table-cell>
              <table:table-cell office:value-type="float" office:value="267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200403">
                <text:p>20200403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200404">
                <text:p>2020040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200405">
                <text:p>20200405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00406">
                <text:p>20200406</text:p>
              </table:table-cell>
              <table:table-cell office:value-type="float" office:value="234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200407">
                <text:p>20200407</text:p>
              </table:table-cell>
              <table:table-cell office:value-type="float" office:value="293">
                <text:p>29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200408">
                <text:p>20200408</text:p>
              </table:table-cell>
              <table:table-cell office:value-type="float" office:value="353">
                <text:p>35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59">
                <text:p>59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200409">
                <text:p>20200409</text:p>
              </table:table-cell>
              <table:table-cell office:value-type="float" office:value="293">
                <text:p>29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200410">
                <text:p>20200410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00411">
                <text:p>20200411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200412">
                <text:p>2020041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00413">
                <text:p>20200413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00414">
                <text:p>2020041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200415">
                <text:p>20200415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200416">
                <text:p>20200416</text:p>
              </table:table-cell>
              <table:table-cell office:value-type="float" office:value="332">
                <text:p>33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39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200417">
                <text:p>20200417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200418">
                <text:p>20200418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200419">
                <text:p>20200419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00420">
                <text:p>20200420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00421">
                <text:p>20200421</text:p>
              </table:table-cell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9">
                <text:p>9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200422">
                <text:p>20200422</text:p>
              </table:table-cell>
              <table:table-cell office:value-type="float" office:value="412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200423">
                <text:p>20200423</text:p>
              </table:table-cell>
              <table:table-cell office:value-type="float" office:value="411">
                <text:p>4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57">
                <text:p>5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